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27f" officeooo:paragraph-rsid="0005927f"/>
    </style:style>
    <style:style style:name="P2" style:family="paragraph" style:parent-style-name="Standard">
      <style:text-properties officeooo:rsid="00060a58" officeooo:paragraph-rsid="00060a58"/>
    </style:style>
    <style:style style:name="P3" style:family="paragraph" style:parent-style-name="Standard">
      <style:text-properties officeooo:rsid="00081c4e" officeooo:paragraph-rsid="00081c4e"/>
    </style:style>
    <style:style style:name="P4" style:family="paragraph" style:parent-style-name="Standard">
      <style:text-properties officeooo:rsid="000964e4" officeooo:paragraph-rsid="000964e4"/>
    </style:style>
    <style:style style:name="P5" style:family="paragraph" style:parent-style-name="Standard">
      <style:text-properties officeooo:rsid="0009db87" officeooo:paragraph-rsid="0009fa7b"/>
    </style:style>
    <style:style style:name="P6" style:family="paragraph" style:parent-style-name="Standard">
      <style:text-properties officeooo:rsid="000b11d2" officeooo:paragraph-rsid="000b11d2"/>
    </style:style>
    <style:style style:name="P7" style:family="paragraph" style:parent-style-name="Standard">
      <style:text-properties officeooo:rsid="0005927f" officeooo:paragraph-rsid="000ace01"/>
    </style:style>
    <style:style style:name="T1" style:family="text">
      <style:text-properties officeooo:rsid="0009fa7b"/>
    </style:style>
    <style:style style:name="T2" style:family="text">
      <style:text-properties officeooo:rsid="000b4036"/>
    </style:style>
    <style:style style:name="T3" style:family="text">
      <style:text-properties officeooo:rsid="000cb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 <text:span text:style-name="T3">Ex.</text:span></text:p>
      <text:p text:style-name="P1"/>
      <text:p text:style-name="P1">Q1)$('a[href$=pdf]')</text:p>
      <text:p text:style-name="P3">$('a[href^=http]')</text:p>
      <text:p text:style-name="P4">$('a[title]')</text:p>
      <text:p text:style-name="P4"/>
      <text:p text:style-name="P5">Q2)<text:span text:style-name="T1">$('body').append('&lt;a href="http://www.google.com" &gt; text&lt;/a&gt;');</text:span></text:p>
      <text:p text:style-name="P5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6:35:29.240024774</meta:creation-date>
    <dc:date>2015-05-02T13:14:27.553403617</dc:date>
    <meta:editing-duration>PT2H57M44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9" meta:character-count="127" meta:non-whitespace-character-count="123"/>
  </office:meta>
</office:document-meta>
</file>